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rsid="000c0f42" officeooo:paragraph-rsid="000c0f42"/>
    </style:style>
    <style:style style:name="P2" style:family="paragraph" style:parent-style-name="Preformatted_20_Text">
      <style:paragraph-properties fo:text-align="justify" style:justify-single-word="false"/>
      <style:text-properties officeooo:rsid="000d3e80" officeooo:paragraph-rsid="000d3e80"/>
    </style:style>
    <style:style style:name="P3" style:family="paragraph" style:parent-style-name="Preformatted_20_Text">
      <style:paragraph-properties fo:text-align="justify" style:justify-single-word="false"/>
      <style:text-properties officeooo:rsid="000ed38f" officeooo:paragraph-rsid="000ed38f"/>
    </style:style>
    <style:style style:name="P4" style:family="paragraph" style:parent-style-name="Preformatted_20_Text">
      <style:paragraph-properties fo:text-align="justify" style:justify-single-word="false"/>
      <style:text-properties officeooo:rsid="00170984" officeooo:paragraph-rsid="00170984"/>
    </style:style>
    <style:style style:name="P5" style:family="paragraph" style:parent-style-name="Preformatted_20_Text">
      <style:paragraph-properties fo:text-align="justify" style:justify-single-word="false"/>
      <style:text-properties officeooo:rsid="0019bcbf" officeooo:paragraph-rsid="0019bcbf"/>
    </style:style>
    <style:style style:name="P6" style:family="paragraph" style:parent-style-name="Preformatted_20_Text">
      <style:paragraph-properties fo:text-align="justify" style:justify-single-word="false"/>
      <style:text-properties officeooo:rsid="001abd9a" officeooo:paragraph-rsid="001abd9a"/>
    </style:style>
    <style:style style:name="P7" style:family="paragraph" style:parent-style-name="Preformatted_20_Text">
      <style:paragraph-properties fo:text-align="justify" style:justify-single-word="false"/>
      <style:text-properties officeooo:rsid="001cb267" officeooo:paragraph-rsid="001cb267"/>
    </style:style>
    <style:style style:name="P8" style:family="paragraph" style:parent-style-name="Preformatted_20_Text">
      <style:paragraph-properties fo:text-align="justify" style:justify-single-word="false"/>
      <style:text-properties officeooo:rsid="001decd0" officeooo:paragraph-rsid="001decd0"/>
    </style:style>
    <style:style style:name="P9" style:family="paragraph" style:parent-style-name="Preformatted_20_Text">
      <style:paragraph-properties fo:text-align="justify" style:justify-single-word="false"/>
      <style:text-properties officeooo:rsid="001f53a0" officeooo:paragraph-rsid="001f53a0"/>
    </style:style>
    <style:style style:name="P10" style:family="paragraph" style:parent-style-name="Preformatted_20_Text">
      <style:paragraph-properties fo:text-align="justify" style:justify-single-word="false"/>
      <style:text-properties officeooo:rsid="00212d83" officeooo:paragraph-rsid="00212d83"/>
    </style:style>
    <style:style style:name="P11" style:family="paragraph" style:parent-style-name="Preformatted_20_Text">
      <style:paragraph-properties fo:text-align="justify" style:justify-single-word="false"/>
      <style:text-properties officeooo:rsid="0023b101" officeooo:paragraph-rsid="0023b101"/>
    </style:style>
    <style:style style:name="P12" style:family="paragraph" style:parent-style-name="Preformatted_20_Text">
      <style:paragraph-properties fo:text-align="justify" style:justify-single-word="false"/>
      <style:text-properties officeooo:rsid="00170984" officeooo:paragraph-rsid="00170984"/>
    </style:style>
    <style:style style:name="P13" style:family="paragraph" style:parent-style-name="Preformatted_20_Text">
      <style:paragraph-properties fo:text-align="justify" style:justify-single-word="false"/>
      <style:text-properties officeooo:rsid="003461ed" officeooo:paragraph-rsid="00401f03"/>
    </style:style>
    <style:style style:name="P14" style:family="paragraph" style:parent-style-name="Preformatted_20_Text">
      <style:paragraph-properties fo:text-align="justify" style:justify-single-word="false"/>
      <style:text-properties style:font-name="Linux Libertine G" officeooo:rsid="000c0f42" officeooo:paragraph-rsid="000c0f42"/>
    </style:style>
    <style:style style:name="P15" style:family="paragraph" style:parent-style-name="Preformatted_20_Text">
      <style:paragraph-properties fo:text-align="justify" style:justify-single-word="false"/>
      <style:text-properties officeooo:rsid="00212d83" officeooo:paragraph-rsid="004c0f81"/>
    </style:style>
    <style:style style:name="T1" style:family="text">
      <style:text-properties officeooo:rsid="00107e6b"/>
    </style:style>
    <style:style style:name="T2" style:family="text">
      <style:text-properties officeooo:rsid="001240b5"/>
    </style:style>
    <style:style style:name="T3" style:family="text">
      <style:text-properties officeooo:rsid="0018a32f"/>
    </style:style>
    <style:style style:name="T4" style:family="text">
      <style:text-properties officeooo:rsid="001f53a0"/>
    </style:style>
    <style:style style:name="T5" style:family="text">
      <style:text-properties officeooo:rsid="0020447c"/>
    </style:style>
    <style:style style:name="T6" style:family="text">
      <style:text-properties officeooo:rsid="002252a0"/>
    </style:style>
    <style:style style:name="T7" style:family="text">
      <style:text-properties officeooo:rsid="00242c65"/>
    </style:style>
    <style:style style:name="T8" style:family="text">
      <style:text-properties officeooo:rsid="002eea5a"/>
    </style:style>
    <style:style style:name="T9" style:family="text">
      <style:text-properties officeooo:rsid="00314b97"/>
    </style:style>
    <style:style style:name="T10" style:family="text">
      <style:text-properties officeooo:rsid="00336155"/>
    </style:style>
    <style:style style:name="T11" style:family="text">
      <style:text-properties style:font-name="Linux Libertine G"/>
    </style:style>
    <style:style style:name="T12" style:family="text">
      <style:text-properties style:font-name="Linux Libertine G" officeooo:rsid="001240b5"/>
    </style:style>
    <style:style style:name="T13" style:family="text">
      <style:text-properties style:font-name="Linux Libertine G" officeooo:rsid="0018a32f"/>
    </style:style>
    <style:style style:name="T14" style:family="text">
      <style:text-properties style:font-name="Linux Libertine G" officeooo:rsid="003dcc40"/>
    </style:style>
    <style:style style:name="T15" style:family="text">
      <style:text-properties style:font-name="Linux Libertine G" officeooo:rsid="002eea5a"/>
    </style:style>
    <style:style style:name="T16" style:family="text">
      <style:text-properties style:font-name="Linux Libertine G" officeooo:rsid="0020447c"/>
    </style:style>
    <style:style style:name="T17" style:family="text">
      <style:text-properties style:font-name="Linux Libertine G" officeooo:rsid="001f53a0"/>
    </style:style>
    <style:style style:name="T18" style:family="text">
      <style:text-properties style:font-name="Linux Libertine G" officeooo:rsid="0048fdee"/>
    </style:style>
    <style:style style:name="T19" style:family="text">
      <style:text-properties style:font-name="Linux Libertine G" officeooo:rsid="004b9ffe"/>
    </style:style>
    <style:style style:name="T20" style:family="text">
      <style:text-properties style:font-name="Linux Libertine G" officeooo:rsid="002252a0"/>
    </style:style>
    <style:style style:name="T21" style:family="text">
      <style:text-properties officeooo:rsid="003dcc40"/>
    </style:style>
    <style:style style:name="T22" style:family="text">
      <style:text-properties officeooo:rsid="0042c2ec"/>
    </style:style>
    <style:style style:name="T23" style:family="text">
      <style:text-properties officeooo:rsid="0043caf6"/>
    </style:style>
    <style:style style:name="T24" style:family="text">
      <style:text-properties officeooo:rsid="00454937"/>
    </style:style>
    <style:style style:name="T25" style:family="text">
      <style:text-properties officeooo:rsid="0048fdee"/>
    </style:style>
    <style:style style:name="T26" style:family="text">
      <style:text-properties officeooo:rsid="004af94e"/>
    </style:style>
    <style:style style:name="T27" style:family="text">
      <style:text-properties officeooo:rsid="004b9ffe"/>
    </style:style>
    <style:style style:name="T28" style:family="text">
      <style:text-properties officeooo:rsid="0051b02e"/>
    </style:style>
    <style:style style:name="T29" style:family="text">
      <style:text-properties officeooo:rsid="0053373f"/>
    </style:style>
    <style:style style:name="T30" style:family="text">
      <style:text-properties officeooo:rsid="00546ea5"/>
    </style:style>
    <style:style style:name="T31" style:family="text">
      <style:text-properties style:font-name="Liberation Mono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ssandro Borsoi 20014853</text:p>
      <text:p text:style-name="P1"/>
      <text:p text:style-name="P1">Il programma si compone dei seguenti files:</text:p>
      <text:p text:style-name="P14">selvaggi.c</text:p>
      <text:p text:style-name="P14">upo_semaphore.h</text:p>
      <text:p text:style-name="P14">Makefile</text:p>
      <text:p text:style-name="P1"/>
      <text:p text:style-name="P2"><text:span text:style-name="T10">È</text:span> possibile compilare il tutto col comando <text:span text:style-name="T11">make clean selvaggi</text:span>. La compilazione con gcc <text:span text:style-name="T10">è</text:span> fatta attivando i seguenti flag: <text:span text:style-name="T11">-Wall -Wextra -std=c11 -pedantic -g</text:span> e controllata con <text:span text:style-name="T11">valgrind –tool=memcheck –leak-cheack=full</text:span>.</text:p>
      <text:p text:style-name="P2"/>
      <text:p text:style-name="P3">Il file <text:span text:style-name="T11">upo_semaphore.h</text:span> non <text:span text:style-name="T10">è</text:span> altro che una libreria header-only che fa da wrapper alle funzioni sui semafori init, wait e post. La necessit<text:span text:style-name="T10">à</text:span> di fare ci<text:span text:style-name="T10">ò</text:span> deriva dal fatto che OS X (<text:span text:style-name="T1">sistema operativo</text:span> su cui ho fatto la maggior parte dello sviluppo) non supporta gli unnamed semaphore. <text:span text:style-name="T2">La soluzione semanticamente più vicina per questo sistema operativo è risultata quella di usare la libreria Grand Central Dispatch (GCD) fornita da Apple. Le funzioni sono quindi state nominate </text:span><text:span text:style-name="T12">upo_sem_init</text:span><text:span text:style-name="T2">, </text:span><text:span text:style-name="T12">upo_sem_wait</text:span><text:span text:style-name="T2"> e </text:span><text:span text:style-name="T12">upo_sem_post</text:span><text:span text:style-name="T2"> ed il tipo del semaforo è stato nascosto in una struttura </text:span><text:span text:style-name="T12">upo_sem_s</text:span><text:span text:style-name="T2">. Il preprocessore fornirà quindi condizionalmente l’implementazione per il sistema operativo in uso (linux o osx).</text:span></text:p>
      <text:p text:style-name="P3"/>
      <text:p text:style-name="P4">In <text:span text:style-name="T11">selvaggi.c</text:span> si trovano il <text:span text:style-name="T11">main</text:span>, la funzione da passare ai pthread per gestire i <text:span text:style-name="T31">selvaggi</text:span> e quella per gestire il <text:span text:style-name="T31">cuoco</text:span>. In pi<text:span text:style-name="T10">ù è</text:span> stata creata una struttura che contiene tutti i dati condivisi dai thread in esecuzione e la cui modifica <text:span text:style-name="T10">è</text:span> stata confinata all’interno di un <text:span text:style-name="T13">upo_sem_wait</text:span><text:span text:style-name="T11">(&amp;mutex) </text:span>e <text:span text:style-name="T3">un</text:span> <text:span text:style-name="T13">upo_sem_post</text:span><text:span text:style-name="T11">(&amp;mutex)</text:span>.</text:p>
      <text:p text:style-name="P4"/>
      <text:p text:style-name="P13">La struttura dati condivisa <text:span text:style-name="T11">shared_t</text:span> contiene un semaforo <text:span text:style-name="T11">mutex</text:span>, per far eseguire la sezione critica ad un solo thread per volta, e un semaforo <text:span text:style-name="T11">full</text:span>, che ha lo scopo di bloccare i selvaggi dal mangiare se la pentola <text:span text:style-name="T10">è</text:span> vuota. <text:span text:style-name="T21">Le variabili </text:span><text:span text:style-name="T14">porzioni</text:span><text:span text:style-name="T21"> e </text:span><text:span text:style-name="T14">pasti_da_effettuare</text:span><text:span text:style-name="T21"> contengono rispettivamente le informazioni passate come parametri M e NGIRI. La variabile N che serve per sapere quanti selvaggi creare non serve sia condivisa tra i vari thread. La variabile </text:span><text:span text:style-name="T14">pasti_in_pentola</text:span><text:span text:style-name="T21"> è utilizzata per permettere al cuoco di controllare se la pentola è vuota. Si è preferito usare una variabile del genere per comodità al posto di controllare il valore del semaforo </text:span><text:span text:style-name="T14">full</text:span><text:span text:style-name="T21">. In generale si è scelto di non implementare una struttura di tipo FIFO per gestire i pasti (ma solo un intero) in quanto considerati equivalenti, ovvero ad un selvaggio basta sapere che ci sia almeno una risorsa disponibile per accederla. In più il cuoco riempie la pentola completamente quando è vuota in mutua esclusione dai selvaggi. Si suppone quindi che non sia importante l’ordine di accesso ai pasti. La variabile </text:span><text:span text:style-name="T14">pasti_cucinati </text:span><text:span text:style-name="T21">serve a tenere il conto di quante volte il cuoco ha cucinato, come da richiesta. La variabile </text:span><text:span text:style-name="T14">cucina</text:span><text:span text:style-name="T21"> serve per mettere in loop il cuoco e interromperlo una volta che tutti i selvaggi hanno finito i pasti. </text:span><text:span text:style-name="T14">id_selvaggio</text:span><text:span text:style-name="T21"> serve per dare un id progressivo ai selvaggi creati e poter stamparne il valore a run-time.</text:span></text:p>
      <text:p text:style-name="P4"/>
      <text:p text:style-name="P5">Il <text:span text:style-name="T11">main</text:span> inizia controllando che siano stati passati i parametri richiesti e quindi <text:span text:style-name="T22">li </text:span>assegna a tre variabili: <text:span text:style-name="T11">selvaggi</text:span> (numero di selvaggi <text:span text:style-name="T23">N </text:span>che dovranno essere attivati), <text:span text:style-name="T11">porzioni</text:span> (numero di porzioni <text:span text:style-name="T23">M</text:span> che possono stare in pentola) e <text:span text:style-name="T11">pasti</text:span> (numero <text:span text:style-name="T23">NGIRI</text:span> di pasti che ogni selvaggio deve <text:span text:style-name="T24">fare</text:span> prima di terminare). </text:p>
      <text:p text:style-name="P5"/>
      <text:p text:style-name="P6">A questo punto <text:span text:style-name="T8">viene allocato spazio nell’heap per la struttura dati condivisa </text:span><text:span text:style-name="T15">shared</text:span><text:span text:style-name="T8">. Vengono inizializzati i valori ed in particolare viene chiamata </text:span><text:span text:style-name="T15">upo_sem_init</text:span><text:span text:style-name="T8"> su </text:span><text:span text:style-name="T15">mutex</text:span><text:span text:style-name="T8"> (a 1) e </text:span><text:span text:style-name="T15">full</text:span><text:span text:style-name="T8"> (a 0).</text:span></text:p>
      <text:p text:style-name="P7"/>
      <text:p text:style-name="P8">Si procede quindi alla creazione del numero di selvaggi richiesti pi<text:span text:style-name="T10">ù</text:span> un unico cuoco <text:span text:style-name="T5">e si passa </text:span><text:span text:style-name="T16">shared</text:span><text:span text:style-name="T5"> come argomento</text:span>. <text:span text:style-name="T4">Si richiede con una </text:span><text:span text:style-name="T17">pthread_join</text:span><text:span text:style-name="T4"> che il </text:span><text:span text:style-name="T17">main</text:span><text:span text:style-name="T4"> attenda che i selvaggi abbiano finito la loro esecuzione prima di continuare.</text:span></text:p>
      <text:p text:style-name="P8"/>
      <text:p text:style-name="P9">Le operazioni successive consistono nel dire al cuoco di smettere di cucinare <text:span text:style-name="T25">impostando a 0 la variabile </text:span><text:span text:style-name="T18">cucina</text:span>; il <text:span text:style-name="T11">main</text:span> si assicura che il cuoco abbia cessato la propria esecuzione con una <text:span text:style-name="T18">pthread_</text:span><text:span text:style-name="T11">join</text:span>; dopodich<text:span text:style-name="T10">è</text:span> stampa il numero di volte in <text:soft-page-break/>cui il cuoco ha cucinato e libera la memoria allocata prima di terminare.</text:p>
      <text:p text:style-name="P9"/>
      <text:p text:style-name="P15"><text:span text:style-name="T26">Come detto, i</text:span>l cuoco <text:span text:style-name="T10">è</text:span> in loop continuo su<text:span text:style-name="T26">lla</text:span> variabile <text:span text:style-name="T11">cucina</text:span>. In questo modo <text:span text:style-name="T27">verrà interrotto dal </text:span><text:span text:style-name="T19">main</text:span><text:span text:style-name="T27"> </text:span>quando tutti i selvaggi avranno finito di mangiare. <text:span text:style-name="T6">L’esecuzione del codice del cuoco è sezione critica e deve escludere i selvaggi fino a che non ha finito di cucinare. Questo avviene solo nel caso in cui la pentola sia vuota; in caso affermativo viene incrementata la variabile </text:span><text:span text:style-name="T20">pasti_in_pentola</text:span><text:span text:style-name="T6"> e il semaforo </text:span><text:span text:style-name="T20">full</text:span><text:span text:style-name="T6"> fino al riempimento completo della pentola.</text:span></text:p>
      <text:p text:style-name="P10"/>
      <text:p text:style-name="P11">I selvaggi, una volta creati, si mettono in un loop finito dipendente da quanti pasti devono fare. Una volta <text:span text:style-name="T28">effettuati</text:span>, possono terminare. Se ci sono pasti disponibili possono decrementare il semaforo full. <text:span text:style-name="T29">S</text:span>e non ci sono altri thread in sezione critica possono accedere alla loro passando il wait sul mutex. <text:span text:style-name="T30">Q</text:span>ui mangiano, decrementano i pasti nella pentola <text:span text:style-name="T9">ed</text:span> escono dal mutex. <text:span text:style-name="T7">L’id del selvaggio, assegnato solo alla prima iterazione, è stato fatto all’interno della sezione critica in quanto agisce su una variabile condivi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4T10:22:46.258942000</dc:date>
    <meta:editing-duration>P1DT21H58M</meta:editing-duration>
    <meta:editing-cycles>62</meta:editing-cycles>
    <meta:generator>LibreOffice/5.2.5.1$MacOSX_X86_64 LibreOffice_project/0312e1a284a7d50ca85a365c316c7abbf20a4d22</meta:generator>
    <meta:document-statistic meta:table-count="0" meta:image-count="0" meta:object-count="0" meta:page-count="2" meta:paragraph-count="15" meta:word-count="773" meta:character-count="4812" meta:non-whitespace-character-count="4053"/>
  </office:meta>
</office:document-meta>
</file>